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itle_5f_SE2">
      <style:paragraph-properties fo:line-height="100%"/>
    </style:style>
    <style:style style:name="P7" style:family="paragraph" style:parent-style-name="Title_5f_SE2">
      <style:paragraph-properties fo:margin-top="0cm" fo:margin-bottom="0cm" fo:line-height="100%"/>
    </style:style>
    <style:style style:name="P8" style:family="paragraph" style:parent-style-name="Title">
      <style:text-properties fo:language="en" fo:country="US"/>
    </style:style>
    <style:style style:name="P9" style:family="paragraph" style:parent-style-name="Text_20_body">
      <style:text-properties fo:language="en" fo:country="US"/>
    </style:style>
    <style:style style:name="P10" style:family="paragraph" style:parent-style-name="Text_20_body" style:list-style-name="L1">
      <style:text-properties fo:language="en" fo:country="US"/>
    </style:style>
    <style:style style:name="P11" style:family="paragraph" style:parent-style-name="Text_20_body" style:list-style-name="L5">
      <style:text-properties fo:language="en" fo:country="US"/>
    </style:style>
    <style:style style:name="P12" style:family="paragraph" style:parent-style-name="Text_20_body" style:list-style-name="L2">
      <style:text-properties fo:language="en" fo:country="US"/>
    </style:style>
    <style:style style:name="P13" style:family="paragraph" style:parent-style-name="Text_20_body">
      <style:text-properties fo:language="en" fo:country="US" fo:font-weight="bold" style:font-weight-asian="bold" style:font-weight-complex="bold"/>
    </style:style>
    <style:style style:name="P14" style:family="paragraph" style:parent-style-name="Text_20_body" style:list-style-name="L2">
      <style:text-properties fo:language="en" fo:country="US" fo:font-weight="bold" style:font-weight-asian="bold" style:font-weight-complex="bold"/>
    </style:style>
    <style:style style:name="P15" style:family="paragraph" style:parent-style-name="Text_20_body" style:list-style-name="L9">
      <style:text-properties fo:language="en" fo:country="US" fo:font-weight="bold" style:font-weight-asian="bold" style:font-weight-complex="bold"/>
    </style:style>
    <style:style style:name="P16" style:family="paragraph" style:parent-style-name="Text_20_body">
      <style:paragraph-properties fo:line-height="100%"/>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list-style-name="L4">
      <style:text-properties fo:language="en" fo:country="US" fo:font-weight="normal" style:font-weight-asian="normal" style:font-weight-complex="normal"/>
    </style:style>
    <style:style style:name="P19" style:family="paragraph" style:parent-style-name="Text_20_body" style:list-style-name="L9">
      <style:text-properties fo:language="en" fo:country="US" fo:font-weight="normal" style:font-weight-asian="normal" style:font-weight-complex="normal"/>
    </style:style>
    <style:style style:name="P20" style:family="paragraph" style:parent-style-name="Text_20_body" style:list-style-name="L3">
      <style:text-properties fo:language="en" fo:country="US"/>
    </style:style>
    <style:style style:name="P21" style:family="paragraph" style:parent-style-name="Text_20_body" style:list-style-name="L4">
      <style:text-properties fo:language="en" fo:country="US"/>
    </style:style>
    <style:style style:name="P22" style:family="paragraph" style:parent-style-name="Text_20_body" style:list-style-name="L6">
      <style:text-properties fo:language="en" fo:country="US"/>
    </style:style>
    <style:style style:name="P23" style:family="paragraph" style:parent-style-name="Text_20_body" style:list-style-name="L7">
      <style:text-properties fo:language="en" fo:country="US"/>
    </style:style>
    <style:style style:name="P24" style:family="paragraph" style:parent-style-name="Text_20_body" style:list-style-name="L8">
      <style:text-properties fo:language="en" fo:country="US"/>
    </style:style>
    <style:style style:name="P25" style:family="paragraph" style:parent-style-name="Text_20_body" style:list-style-name="L9">
      <style:text-properties fo:language="en" fo:country="US"/>
    </style:style>
    <style:style style:name="P26" style:family="paragraph" style:parent-style-name="Text_20_body" style:list-style-name="L10">
      <style:text-properties fo:language="en" fo:country="US"/>
    </style:style>
    <style:style style:name="P27" style:family="paragraph" style:parent-style-name="Text_20_body" style:list-style-name="L11">
      <style:text-properties fo:language="en" fo:country="US"/>
    </style:style>
    <style:style style:name="P28" style:family="paragraph" style:parent-style-name="Text_20_body" style:list-style-name="L9">
      <style:text-properties style:font-name="cmbx122" fo:language="en" fo:country="US" fo:font-weight="normal" style:font-weight-asian="normal" style:font-weight-complex="normal"/>
    </style:style>
    <style:style style:name="P29"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30" style:family="paragraph" style:parent-style-name="Text_20_body">
      <style:text-properties fo:font-size="15pt" fo:language="en" fo:country="US" fo:font-weight="bold" style:font-size-asian="15pt" style:font-weight-asian="bold" style:font-size-complex="15pt" style:font-weight-complex="bold"/>
    </style:style>
    <style:style style:name="P31" style:family="paragraph" style:parent-style-name="Text_20_body">
      <style:paragraph-properties fo:margin-top="0cm" fo:margin-bottom="0cm"/>
      <style:text-properties fo:language="en" fo:country="US"/>
    </style:style>
    <style:style style:name="P32" style:family="paragraph" style:parent-style-name="Caption">
      <style:paragraph-properties fo:margin-top="0.51cm" fo:margin-bottom="0.21cm" fo:text-align="end" style:justify-single-word="false"/>
      <style:text-properties fo:language="en" fo:country="US"/>
    </style:style>
    <style:style style:name="P33"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34" style:family="paragraph" style:parent-style-name="Standard" style:master-page-name="frontPageRasd">
      <style:paragraph-properties fo:text-align="center" style:justify-single-word="false" style:page-number="auto"/>
    </style:style>
    <style:style style:name="P35" style:family="paragraph" style:parent-style-name="Standard" style:master-page-name="Index">
      <style:paragraph-properties fo:text-align="center" style:justify-single-word="false" style:page-number="auto"/>
    </style:style>
    <style:style style:name="P36" style:family="paragraph" style:parent-style-name="Standard">
      <style:text-properties fo:language="en" fo:country="US"/>
    </style:style>
    <style:style style:name="P37" style:family="paragraph" style:parent-style-name="Contents_20_2">
      <style:paragraph-properties>
        <style:tab-stops>
          <style:tab-stop style:position="15.503cm" style:type="right" style:leader-style="dotted" style:leader-text="."/>
        </style:tab-stops>
      </style:paragraph-properties>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break-before="page"/>
    </style:style>
    <style:style style:name="P40" style:family="paragraph" style:parent-style-name="Contents_20_Heading">
      <style:text-properties fo:language="en" fo:country="US"/>
    </style:style>
    <style:style style:name="P41" style:family="paragraph" style:parent-style-name="Table_20_Contents">
      <style:text-properties style:font-name="Palatino Linotype" fo:font-size="13pt" fo:language="en" fo:country="US"/>
    </style:style>
    <style:style style:name="P42" style:family="paragraph" style:parent-style-name="Table_20_Contents">
      <style:text-properties style:font-name="Palatino Linotype" fo:font-size="13pt" fo:language="en" fo:country="US" fo:font-weight="bold" style:font-weight-asian="bold" style:font-weight-complex="bold"/>
    </style:style>
    <style:style style:name="P43" style:family="paragraph" style:parent-style-name="Table_20_Contents">
      <style:text-properties style:font-name="Palatino Linotype1" fo:font-size="13pt" fo:language="en" fo:country="US" fo:font-weight="bold" style:font-weight-asian="bold" style:font-weight-complex="bold"/>
    </style:style>
    <style:style style:name="P44" style:family="paragraph" style:parent-style-name="Heading_20_3">
      <style:text-properties fo:language="en" fo:country="US"/>
    </style:style>
    <style:style style:name="P45" style:family="paragraph" style:parent-style-name="Heading_20_3">
      <style:paragraph-properties fo:break-before="page"/>
      <style:text-properties fo:language="en" fo:country="US"/>
    </style:style>
    <style:style style:name="P46" style:family="paragraph" style:parent-style-name="Contents_20_1">
      <style:paragraph-properties>
        <style:tab-stops>
          <style:tab-stop style:position="16.002cm" style:type="right" style:leader-style="dotted" style:leader-text="."/>
        </style:tab-stops>
      </style:paragraph-properties>
      <style:text-properties fo:language="en" fo:country="US"/>
    </style:style>
    <style:style style:name="P47" style:family="paragraph" style:parent-style-name="Heading_20_1">
      <style:text-properties fo:language="en" fo:country="US"/>
    </style:style>
    <style:style style:name="P48" style:family="paragraph" style:parent-style-name="Heading_20_1">
      <style:paragraph-properties fo:break-before="page"/>
      <style:text-properties fo:language="en" fo:country="US"/>
    </style:style>
    <style:style style:name="P49" style:family="paragraph" style:parent-style-name="Heading_20_1" style:master-page-name="Standard">
      <style:paragraph-properties style:page-number="1"/>
      <style:text-properties fo:language="en" fo:country="US"/>
    </style:style>
    <style:style style:name="P50" style:family="paragraph" style:parent-style-name="Footer">
      <style:text-properties fo:language="en" fo:country="US"/>
    </style:style>
    <style:style style:name="P51" style:family="paragraph" style:parent-style-name="Contents_20_3">
      <style:paragraph-properties>
        <style:tab-stops>
          <style:tab-stop style:position="15.004cm" style:type="right" style:leader-style="dotted" style:leader-text="."/>
        </style:tab-stops>
      </style:paragraph-properties>
      <style:text-properties fo:language="en" fo:country="US"/>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style>
    <style:style style:name="P55"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tab-stops/>
      </style:paragraph-properties>
    </style:style>
    <style:style style:name="P59"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text-properties fo:font-size="10.5pt" style:font-size-asian="10.5pt" style:font-size-complex="10.5pt"/>
    </style:style>
    <style:style style:name="P64"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style:font-name="Times New Roman" fo:font-size="20pt" fo:language="en" fo:country="US" fo:font-weight="normal" style:font-size-asian="20pt" style:font-weight-asian="normal" style:font-size-complex="20pt" style:font-weight-complex="normal"/>
    </style:style>
    <style:style style:name="T6" style:family="text">
      <style:text-properties style:font-name="Times New Roman" fo:font-size="20pt" fo:font-weight="normal" style:font-size-asian="20pt" style:font-weight-asian="normal" style:font-size-complex="20pt" style:font-weight-complex="normal"/>
    </style:style>
    <style:style style:name="T7" style:family="text">
      <style:text-properties fo:font-size="16pt" fo:language="en" fo:country="US" fo:font-weight="normal" style:font-size-asian="16pt" style:font-weight-asian="normal" style:font-size-complex="16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cmbx122" fo:font-size="28pt" fo:language="en" fo:country="US" fo:font-weight="normal" style:font-size-asian="28pt" style:font-weight-asian="normal" style:font-size-complex="28pt" style:font-weight-complex="normal"/>
    </style:style>
    <style:style style:name="T12" style:family="text">
      <style:text-properties style:font-name="cmbx122" fo:font-size="28pt" fo:font-weight="normal" style:font-size-asian="28pt" style:font-weight-asian="normal" style:font-size-complex="28pt" style:font-weight-complex="normal"/>
    </style:style>
    <style:style style:name="T13" style:family="text">
      <style:text-properties style:font-name="cmbx122" fo:font-weight="normal" style:font-weight-asian="normal" style:font-weight-complex="normal"/>
    </style:style>
    <style:style style:name="T14" style:family="text">
      <style:text-properties style:font-name="cmr12" fo:font-size="16pt" fo:language="en" fo:country="US" fo:font-weight="normal" style:font-size-asian="16pt" style:font-weight-asian="normal" style:font-size-complex="16pt" style:font-weight-complex="normal"/>
    </style:style>
    <style:style style:name="T15" style:family="text">
      <style:text-properties style:font-name="cmr12" fo:font-size="16pt" fo:font-weight="normal" style:font-size-asian="16pt" style:font-weight-asian="normal" style:font-size-complex="16pt" style:font-weight-complex="normal"/>
    </style:style>
    <style:style style:name="T16" style:family="text">
      <style:text-properties style:font-name="cmr12" fo:font-size="18pt" fo:language="en" fo:country="US" fo:font-weight="normal" style:font-size-asian="18pt" style:font-weight-asian="normal" style:font-size-complex="18pt" style:font-weight-complex="normal"/>
    </style:style>
    <style:style style:name="T17" style:family="text">
      <style:text-properties style:font-name="cmr12" fo:font-size="18pt" fo:font-weight="normal" style:font-size-asian="18pt" style:font-weight-asian="normal" style:font-size-complex="18pt" style:font-weight-complex="normal"/>
    </style:style>
    <style:style style:name="T18" style:family="text">
      <style:text-properties style:font-name="Palatino Linotype1" fo:font-size="16pt" fo:language="en" fo:country="US" fo:font-weight="normal" style:font-size-asian="16pt" style:font-weight-asian="normal" style:font-size-complex="16pt" style:font-weight-complex="normal"/>
    </style:style>
    <style:style style:name="T19" style:family="text">
      <style:text-properties style:font-name="Palatino Linotype1" fo:font-size="16pt" fo:font-weight="normal" style:font-size-asian="16pt" style:font-weight-asian="normal" style:font-size-complex="16pt" style:font-weight-complex="normal"/>
    </style:style>
    <style:style style:name="T20" style:family="text">
      <style:text-properties fo:font-size="12pt" style:font-size-asian="12pt" style:font-size-complex="12pt"/>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language="en" fo:country="US"/>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8"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9"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9"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3cm" fo:min-width="1.04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26"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3cm" fo:min-width="0.81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3" style:family="graphic">
      <style:graphic-properties style:run-through="foreground" style:wrap="none" style:wrap-contour-mode="full" style:vertical-pos="from-top" style:vertical-rel="paragraph" style:horizontal-pos="center" style:horizontal-rel="page"/>
    </style:style>
    <style:style style:name="gr34"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8cm" fo:padding-bottom="0cm" fo:padding-left="0.25cm" fo:padding-right="0.25cm" draw:shadow="hidden" draw:shadow-offset-x="0.199cm" draw:shadow-offset-y="0.199cm" draw:shadow-color="#808080" style:run-through="foreground"/>
    </style:style>
    <style:style style:name="gr3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8cm" fo:padding-bottom="0cm" fo:padding-left="0.25cm" fo:padding-right="0.25cm" draw:shadow="hidden" draw:shadow-offset-x="0.199cm" draw:shadow-offset-y="0.199cm" draw:shadow-color="#808080" style:run-through="foreground"/>
    </style:style>
    <style:style style:name="gr43"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37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6"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3cm" fo:min-width="0.81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61"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01cm" fo:min-width="2.339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01cm" fo:min-width="2.34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76"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938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itle_5f_SE"><text:span text:style-name="T14">POLITECNICO DI MILANO</text:span></text:span></text:p>
      <text:p text:style-name="P8"><text:span text:style-name="Title_5f_SE"><text:span text:style-name="T15">SOFTWARE ENGINEERING 2</text:span></text:span></text:p>
      <text:p text:style-name="Title_5f_SE2"><text:span text:style-name="Title_5f_SE"><text:span text:style-name="T1"/></text:span></text:p>
      <text:p text:style-name="Title_5f_SE2"><text:span text:style-name="Title_5f_SE"><text:span text:style-name="T1"/></text:span></text:p>
      <text:p text:style-name="P6"><text:span text:style-name="Title_5f_SE"><text:span text:style-name="T11">Requirements Analysis </text:span></text:span></text:p>
      <text:p text:style-name="P7"><text:span text:style-name="Title_5f_SE"><text:span text:style-name="T11">and</text:span></text:span></text:p>
      <text:p text:style-name="Title_5f_SE2"><text:span text:style-name="Title_5f_SE"><text:span text:style-name="T11"><text:s/>Specification Document</text:span></text:span></text:p>
      <text:p text:style-name="Title"><text:span text:style-name="Title_5f_SE"><text:span text:style-name="T5"/></text:span></text:p>
      <text:p text:style-name="Title_5f_SE2"><text:span text:style-name="Title_5f_SE"><text:span text:style-name="T1"/></text:span></text:p>
      <text:p text:style-name="P3"><text:span text:style-name="Title_5f_SE"><text:span text:style-name="T7"/></text:span></text:p>
      <text:p text:style-name="P3"><text:span text:style-name="Title_5f_SE"><text:span text:style-name="T7"/></text:span></text:p>
      <text:p text:style-name="P3"><text:span text:style-name="Title_5f_SE"><text:span text:style-name="T7"/></text:span></text:p>
      <text:p text:style-name="P3"><text:span text:style-name="Title_5f_SE"><text:span text:style-name="T7"/></text:span></text:p>
      <text:p text:style-name="P3"><text:span text:style-name="Title_5f_SE"><text:span text:style-name="T7"/></text:span></text:p>
      <text:p text:style-name="P3"><text:span text:style-name="Title_5f_SE"><text:span text:style-name="T18">Mirjam Škarica</text:span></text:span></text:p>
      <text:p text:style-name="P3"><text:span text:style-name="Title_5f_SE"><text:span text:style-name="T16"/></text:span></text:p>
      <text:p text:style-name="P4"><text:span text:style-name="Title_5f_SE"><text:span text:style-name="T16"/></text:span></text:p>
      <text:p text:style-name="P4"><text:span text:style-name="Title_5f_SE"><text:span text:style-name="T14">Milan, November 2014.</text:span></text:span></text:p>
      <text:p text:style-name="P35"><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46">1. Introduction<text:tab/>1</text:p>
          <text:p text:style-name="P37">1.1 Purpose<text:tab/>1</text:p>
          <text:p text:style-name="P37">1.2 Scope<text:tab/>1</text:p>
          <text:p text:style-name="P37">1.3 Glossary<text:tab/>2</text:p>
          <text:p text:style-name="P46">2. Overall description<text:tab/>4</text:p>
          <text:p text:style-name="P37">2.1 Product perspective<text:tab/>4</text:p>
          <text:p text:style-name="P37">2.2 Identifying stakeholders<text:tab/>4</text:p>
          <text:p text:style-name="P37">2.3 User Characteristics<text:tab/>5</text:p>
          <text:p text:style-name="P37">2.4 Actors identifying<text:tab/>5</text:p>
          <text:p text:style-name="P37">2.5 Goals<text:tab/>5</text:p>
          <text:p text:style-name="P37">2.6 Domain properties<text:tab/>6</text:p>
          <text:p text:style-name="P37">2.7 Assumptions<text:tab/>7</text:p>
          <text:p text:style-name="P46">3. Requirements<text:tab/>8</text:p>
          <text:p text:style-name="P37">3.1 Functional requirements<text:tab/>8</text:p>
          <text:p text:style-name="P37">3.2 Non-functional requirements<text:tab/>9</text:p>
          <text:p text:style-name="P46">4. Scenarios<text:tab/>10</text:p>
          <text:p text:style-name="P46">5. UML models<text:tab/>12</text:p>
          <text:p text:style-name="P37">5.1 Use Case<text:tab/>12</text:p>
          <text:p text:style-name="P51">5.1.1 Accessing the application<text:tab/>12</text:p>
          <text:p text:style-name="P51">5.1.2 Managing events<text:tab/>15</text:p>
          <text:p text:style-name="P51">5.1.2 Managing invitations<text:tab/>18</text:p>
        </text:index-body>
      </text:table-of-content>
      <text:p text:style-name="P2"><text:span text:style-name="Title_5f_SE"><text:span text:style-name="T3"/></text:span></text:p>
      <text:h text:style-name="P49" text:outline-level="1"><text:span text:style-name="T2">1</text:span>. Introduction</text:h>
      <text:h text:style-name="P38"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38"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9022071633086335618" text:style-name="L1">
        <text:list-item>
          <text:p text:style-name="P10">create, delete and update events</text:p>
        </text:list-item>
        <text:list-item>
          <text:p text:style-name="P10">accept or decline event invitations from other users</text:p>
        </text:list-item>
        <text:list-item>
          <text:p text:style-name="P10">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P38" text:outline-level="2">1.3 Glossary</text:h>
      <text:p text:style-name="P5">The following are the definitions of some commonly used phrases throughout the document:</text:p>
      <text:list xml:id="list4123747872932836905" text:style-name="L2">
        <text:list-item>
          <text:p text:style-name="P12"><text:span text:style-name="T10">Calendar: </text:span>a graphical representation of a chart showing the days, weeks, and months of a particular year and possibly also events taking place on those days</text:p>
        </text:list-item>
        <text:list-item>
          <text:p text:style-name="P12"><text:span text:style-name="T10">Event:</text:span><text:span text:style-name="T9"> a planned social occasion organized by a user. It is classified either as an outdoor or an indoor activity and has a specified location, start time and duration</text:span></text:p>
        </text:list-item>
        <text:list-item>
          <text:p text:style-name="P14">Guest:<text:span text:style-name="T9"> a person accessing a system that has either never registered of hasn't logged in yet. Guest has only two available options, to log in or to register for the first time.</text:span></text:p>
        </text:list-item>
        <text:list-item>
          <text:p text:style-name="P14">Invitation:<text:span text:style-name="T9"> organizer's event participation request sent out to other users. A user who receives an invitation can either accept or reject it.</text:span></text:p>
        </text:list-item>
        <text:list-item>
          <text:p text:style-name="P12"><text:span text:style-name="T10">Organizer:</text:span><text:span text:style-name="T9"> (of an event) a user who created that particular event</text:span></text:p>
        </text:list-item>
        <text:list-item>
          <text:p text:style-name="P12"><text:soft-page-break/><text:span text:style-name="T10">Participant:</text:span><text:span text:style-name="T9"> (of a specific event) a user who accepted organizer's invitation to that particular event</text:span></text:p>
        </text:list-item>
        <text:list-item>
          <text:p text:style-name="P14">User: <text:span text:style-name="T9">a person already registered and logged into the system.</text:span></text:p>
        </text:list-item>
        <text:list-item>
          <text:p text:style-name="P12"><text:span text:style-name="T10">Weather:</text:span><text:span text:style-name="T9"> the state of the atmosphere at a given time and place. In this document it will be used in conjunction with phrases 'good' and 'bad' to describe suitable and not suitable weather, respectively, for the event in question</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7" text:outline-level="1"><text:soft-page-break/></text:h>
      <text:h text:style-name="P47" text:outline-level="1">2. Overall description</text:h>
      <text:h text:style-name="P38" text:outline-level="2">2.1 Product perspective</text:h>
      <text:p text:style-name="Text_20_body"><text:span text:style-name="T25">MeteoCal is a web application that provides users a service described in section </text:span><text:a xlink:type="simple" xlink:href="#1.2.1.2 Scope|outline" text:style-name="Internet_20_link" text:visited-style-name="Visited_20_Internet_20_Link">1.2</text:a><text:span text:style-name="T25">.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5">Considering MeteoCal is a web app, it is platform independent. The only requirement is users having a web browser installed on the device of their choice.</text:p>
      <text:h text:style-name="P38" text:outline-level="2">2.2 Identifying stakeholders</text:h>
      <text:p text:style-name="P5">There are tree distinct interest groups of people regarding this project:</text:p>
      <text:list xml:id="list9035544819666412213" text:style-name="L3">
        <text:list-item>
          <text:p text:style-name="P20"><text:span text:style-name="T9">The </text:span><text:span text:style-name="T10">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20"><text:soft-page-break/>The <text:span text:style-name="T10">users</text:span> who will use the application and rely on it for scheduling and managing the events they are participating in</text:p>
        </text:list-item>
        <text:list-item>
          <text:p text:style-name="P20">The <text:span text:style-name="T10">developer </text:span>group, in this case one person, responsible for the actual design and development of the software</text:p>
          <text:p text:style-name="P20"/>
        </text:list-item>
      </text:list>
      <text:h text:style-name="P38" text:outline-level="2">2.3 User Characteristics</text:h>
      <text:p text:style-name="P5">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5"/>
      <text:h text:style-name="P38" text:outline-level="2">2.4 Actors identifying</text:h>
      <text:p text:style-name="P5">Two possible actors interacting with our system are the following:</text:p>
      <text:list xml:id="list858048595341057839" text:style-name="L4">
        <text:list-item>
          <text:p text:style-name="P21"><text:span text:style-name="T10">Guest:</text:span> <text:span text:style-name="T9">person accessing a system that has either never registered of hasn't logged in yet. Guest can only access the initial page from where he has only two available options, to log in or to sign up for the first time.</text:span></text:p>
        </text:list-item>
        <text:list-item>
          <text:p text:style-name="P21"><text:span text:style-name="T10">User: </text:span><text:span text:style-name="T9">a person already registered and logged into the system. User can use all of the features offered by the application</text:span></text:p>
          <text:p text:style-name="P18"/>
        </text:list-item>
      </text:list>
      <text:h text:style-name="P38" text:outline-level="2">2.5 Goals</text:h>
      <text:p text:style-name="P5">Having possible users in mind, MeteoCal should have these features:</text:p>
      <text:list xml:id="list7091617389327980114" text:style-name="L5">
        <text:list-item>
          <text:p text:style-name="P11"><text:soft-page-break/>registering new users</text:p>
        </text:list-item>
        <text:list-item>
          <text:p text:style-name="P11">managing weather information for all events</text:p>
        </text:list-item>
        <text:list-item>
          <text:p text:style-name="P11">sending weather based notifications regarding an event to all of it's participants</text:p>
        </text:list-item>
        <text:list-item>
          <text:p text:style-name="P11">for each user it should provide a calendar</text:p>
        </text:list-item>
        <text:list-item>
          <text:p text:style-name="P11">for each user it should provide following actions:</text:p>
          <text:list>
            <text:list-item>
              <text:p text:style-name="P11">creating new events</text:p>
            </text:list-item>
            <text:list-item>
              <text:p text:style-name="P11">modifying and deleting events which they created themselves</text:p>
            </text:list-item>
            <text:list-item>
              <text:p text:style-name="P11">inviting other users to events which they created themselves</text:p>
            </text:list-item>
            <text:list-item>
              <text:p text:style-name="P11">accepting or declining event invitations</text:p>
              <text:p text:style-name="P11"/>
            </text:list-item>
          </text:list>
        </text:list-item>
      </text:list>
      <text:h text:style-name="P38" text:outline-level="2">2.6 Domain properties</text:h>
      <text:p text:style-name="P5">We suppose that these conditions hold in the analyzed world:</text:p>
      <text:list xml:id="list6199012232033279500" text:style-name="L6">
        <text:list-item>
          <text:p text:style-name="P22">each event is held in one specific location and at one specific time</text:p>
        </text:list-item>
        <text:list-item>
          <text:p text:style-name="P22">each event is either outdoor or indoor</text:p>
        </text:list-item>
        <text:list-item>
          <text:p text:style-name="P22">a user creating the event knows and provides correct information needed about the event (time, place, indoor/outdoor)</text:p>
        </text:list-item>
        <text:list-item>
          <text:p text:style-name="P22">a user knows the usernames of other users he wishes to invite</text:p>
        </text:list-item>
        <text:list-item>
          <text:p text:style-name="P22">a user creating the event is considered a participant</text:p>
        </text:list-item>
        <text:list-item>
          <text:p text:style-name="P22">a user will want to create only future events</text:p>
        </text:list-item>
        <text:list-item>
          <text:p text:style-name="P22">a person can be only in one place at a specific point in time</text:p>
        </text:list-item>
        <text:list-item>
          <text:p text:style-name="P22">a user can receive a lot of invitations for events happening at the same <text:soft-page-break/>time, but can only accept one </text:p>
        </text:list-item>
        <text:list-item>
          <text:p text:style-name="P22">weather forecasts are reliable</text:p>
        </text:list-item>
      </text:list>
      <text:h text:style-name="P38" text:outline-level="2">2.7 Assumptions</text:h>
      <text:p text:style-name="P5">Considering that there were some ambiguities in the specification document, the following facts are assumed:</text:p>
      <text:list xml:id="list3127725794125104666" text:style-name="L7">
        <text:list-item>
          <text:p text:style-name="P23">weather forecast is checked 2 times. First, upon event creation in order to enrich the created event, and second time is one day before the event. </text:p>
        </text:list-item>
      </text:list>
      <text:list xml:id="list1817260727742593980" text:style-name="L8">
        <text:list-item>
          <text:p text:style-name="P24">bad weather means any weather that is unpleasantly cold, damp or windy </text:p>
        </text:list-item>
        <text:list-item>
          <text:p text:style-name="P24">users can accept, reject or leave invitation pending</text:p>
        </text:list-item>
        <text:list-item>
          <text:p text:style-name="P24">users can change their password and email</text:p>
          <text:p text:style-name="P24"/>
        </text:list-item>
      </text:list>
      <text:h text:style-name="P38" text:outline-level="2"/>
      <text:h text:style-name="P48" text:outline-level="1">3. Requirements</text:h>
      <text:p text:style-name="P5">Assuming the domain properties stated in section 2.6 hold, we can derive software requirements from the goals defined in section 2.5. </text:p>
      <text:p text:style-name="P5"/>
      <text:h text:style-name="P38" text:outline-level="2">3.1 Functional requirements</text:h>
      <text:p text:style-name="P5">Functional requirements are defined for the system and for each actor identified in 2.4.</text:p>
      <text:list xml:id="list1988274474110946984" text:style-name="L9">
        <text:list-item>
          <text:p text:style-name="P25"><text:span text:style-name="T9">For a </text:span><text:span text:style-name="T10">Guest </text:span><text:span text:style-name="T9">the system has to provide 2 functionalists:</text:span></text:p>
          <text:list>
            <text:list-item>
              <text:p text:style-name="P25"><text:span text:style-name="T13">sign up: </text:span><text:span text:style-name="T9">a guest will have to provide some basic information (email, <text:s/>username and <text:s/>password) in order to be registered as a user</text:span></text:p>
            </text:list-item>
            <text:list-item>
              <text:p text:style-name="P25"><text:span text:style-name="T13">log in: </text:span><text:span text:style-name="T9">after entering correct identification information ( username and password) the guest will be logged in and redirected to his homepage</text:span></text:p>
              <text:p text:style-name="P19"/>
            </text:list-item>
          </text:list>
        </text:list-item>
        <text:list-item>
          <text:p text:style-name="P25"><text:span text:style-name="T9">For a </text:span><text:span text:style-name="T10">User</text:span><text:span text:style-name="T9"> the system has to provide the following functionality:</text:span></text:p>
          <text:list>
            <text:list-item>
              <text:p text:style-name="P15">Sign out</text:p>
            </text:list-item>
            <text:list-item>
              <text:p text:style-name="P28">View and browse his calendar : </text:p>
              <text:list>
                <text:list-item>
                  <text:p text:style-name="P19">the user has to have the ability to access his calendar at any time, browse through it, and display all the events for a particular day by clicking on the desired date in the calendar </text:p>
                </text:list-item>
              </text:list>
            </text:list-item>
            <text:list-item>
              <text:p text:style-name="P28"><text:soft-page-break/>Managing events:</text:p>
              <text:list>
                <text:list-item>
                  <text:p text:style-name="P19">- create a new event</text:p>
                </text:list-item>
                <text:list-item>
                  <text:p text:style-name="P19">- update events which users themselves created</text:p>
                </text:list-item>
                <text:list-item>
                  <text:p text:style-name="P19">- delete events which users themselves created</text:p>
                </text:list-item>
                <text:list-item>
                  <text:p text:style-name="P19">- invite other users to events <text:s/>which users themselves created</text:p>
                </text:list-item>
              </text:list>
            </text:list-item>
            <text:list-item>
              <text:p text:style-name="P28">Manage invitations:</text:p>
              <text:list>
                <text:list-item>
                  <text:p text:style-name="P25">- view received invitations</text:p>
                </text:list-item>
                <text:list-item>
                  <text:p text:style-name="P25">- accept or decline invitations</text:p>
                </text:list-item>
              </text:list>
            </text:list-item>
            <text:list-item>
              <text:p text:style-name="P29">Manage notifications:</text:p>
              <text:list>
                <text:list-item>
                  <text:p text:style-name="P25">- view weather based notifications about the events the users are participating in</text:p>
                </text:list-item>
              </text:list>
            </text:list-item>
            <text:list-item>
              <text:p text:style-name="P15">Manage settings:</text:p>
              <text:list>
                <text:list-item>
                  <text:p text:style-name="P19">- change email</text:p>
                </text:list-item>
                <text:list-item>
                  <text:p text:style-name="P19">- change password</text:p>
                </text:list-item>
              </text:list>
            </text:list-item>
          </text:list>
        </text:list-item>
        <text:list-item>
          <text:p text:style-name="P25">The <text:span text:style-name="T10">system</text:span><text:span text:style-name="T9"> should :</text:span></text:p>
          <text:list>
            <text:list-item>
              <text:p text:style-name="P19">Enrich the event with weather information upon it's creation</text:p>
            </text:list-item>
            <text:list-item>
              <text:p text:style-name="P19">Update the weather forecast one day before the event and notify all participants in case of bad weather conditions</text:p>
            </text:list-item>
          </text:list>
        </text:list-item>
      </text:list>
      <text:p text:style-name="P5"/>
      <text:h text:style-name="P38" text:outline-level="2">3.2 Non-functional requirements</text:h>
      <text:p text:style-name="P5"><text:span text:style-name="T10">User Interface</text:span><text:span text:style-name="T22"> of the web application should be intuitive so even the non-technically savvy users can use the system as simply and efficiently as </text:span><text:soft-page-break/><text:span text:style-name="T22">possible. </text:span><text:span text:style-name="T22"><office:annotation><dc:creator>alojzije </dc:creator><dc:date>2014-11-13T18:35:44.32</dc:date><text:p text:style-name="P52"><text:span text:style-name="T26">a nice img would be great, </text:span></text:p><text:p text:style-name="P52"><text:span text:style-name="T26">**why not make it in oo draw</text:span></text:p></office:annotation></text:span></text:p>
      <text:p text:style-name="P13"><text:span text:style-name="T21">Availability</text:span><text:span text:style-name="T22">: the application should be available handle user's request at all times using any device with an installed web browser.</text:span></text:p>
      <text:h text:style-name="P48" text:outline-level="1">4. Scenarios</text:h>
      <text:p text:style-name="P30">Event Creation</text:p>
      <text:p text:style-name="P5">Jolene has bee<text:span text:style-name="T20">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20">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5"/>
      <text:p text:style-name="P13">Event Invitations</text:p>
      <text:p text:style-name="P5">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5"/>
      <text:p text:style-name="P30">Event Notifications</text:p>
      <text:p text:style-name="P5">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5"><office:annotation><dc:creator>alojzije </dc:creator><dc:date>2014-11-13T18:35:12.33</dc:date><text:p text:style-name="P52"><text:span text:style-name="T26">Another scenario about an update/delete</text:span></text:p></office:annotation></text:p>
      <text:h text:style-name="P48" text:outline-level="1">5. UML models</text:h>
      <text:h text:style-name="P38" text:outline-level="2">5.1 Use Case</text:h>
      <text:p text:style-name="P5">After stating all the desired features, goals and requirements, and describing possible scenarios we can identify some use cases. The diagrams are sown and described bellow</text:p>
      <text:h text:style-name="P44" text:outline-level="3">5.1.1 Accessing the application</text:h>
      <text:p text:style-name="P5"><draw:g text:anchor-type="paragraph" draw:z-index="0" draw:style-name="gr1"><draw:g draw:style-name="gr2"><draw:connector draw:style-name="gr3" draw:text-style-name="P53" draw:type="line" svg:x1="3.249cm" svg:y1="1.886cm" svg:x2="6.167cm" svg:y2="1.39cm" draw:start-shape="id1" draw:start-glue-point="5" draw:end-shape="id2" draw:end-glue-point="3" svg:d="M3249 1886l2918-496"><text:p/></draw:connector><draw:connector draw:style-name="gr4" draw:text-style-name="P53" draw:type="line" svg:x1="3.247cm" svg:y1="2.626cm" svg:x2="6.167cm" svg:y2="2.977cm" draw:start-shape="id1" draw:start-glue-point="11" draw:end-shape="id3" draw:end-glue-point="3" svg:d="M3247 2626l2920 351"><text:p/></draw:connector><draw:ellipse draw:style-name="gr5" draw:text-style-name="P55" xml:id="id3" draw:id="id3" svg:width="2.83cm" svg:height="0.957cm" svg:x="6.166cm" svg:y="2.499cm"><text:p text:style-name="P54"><text:span text:style-name="T27">Log in</text:span></text:p></draw:ellipse><draw:ellipse draw:style-name="gr6" draw:text-style-name="P55" xml:id="id2" draw:id="id2" svg:width="2.886cm" svg:height="0.98cm" svg:x="6.166cm" svg:y="0.901cm"><text:p text:style-name="P54"><text:span text:style-name="T27">Sign up</text:span></text:p></draw:ellipse><draw:custom-shape draw:style-name="gr7" draw:text-style-name="P56"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8" draw:text-style-name="P57" svg:width="0.645cm" svg:height="0.521cm" svg:x="2.366cm" svg:y="1.248cm" svg:viewBox="0 0 646 522" svg:d="M323 0c182 0 323 113 323 261s-141 261-323 261c-183 0-323-113-323-261s140-261 323-261z"><text:p/></draw:path><draw:line draw:style-name="gr9" draw:text-style-name="P56" xml:id="id4" draw:id="id4" svg:x1="2.683cm" svg:y1="1.772cm" svg:x2="2.689cm" svg:y2="2.648cm"><text:p/></draw:line><draw:line draw:style-name="gr10" draw:text-style-name="P56" svg:x1="2.226cm" svg:y1="2.137cm" svg:x2="3.127cm" svg:y2="2.137cm"><text:p/></draw:line><draw:connector draw:style-name="gr11" draw:text-style-name="P56" draw:type="line" svg:x1="2.686cm" svg:y1="2.649cm" svg:x2="2.293cm" svg:y2="3.145cm" draw:start-shape="id4" draw:start-glue-point="2" svg:d="M2686 2649l-393 496"><text:p/></draw:connector><draw:connector draw:style-name="gr12" draw:text-style-name="P56" draw:type="line" svg:x1="2.688cm" svg:y1="2.649cm" svg:x2="3.083cm" svg:y2="3.141cm" svg:d="M2688 2649l395 492"><text:p/></draw:connector></draw:g><draw:frame draw:style-name="gr13" draw:text-style-name="P59" svg:width="1.555cm" svg:height="0.68cm" svg:x="1.894cm" svg:y="3.138cm"><draw:text-box><text:p text:style-name="P58"><text:span text:style-name="T28">Guest</text:span></text:p></draw:text-box></draw:frame></draw:g><draw:connector draw:style-name="gr14" draw:text-style-name="P53" draw:type="line" svg:x1="3.189cm" svg:y1="8.514cm" svg:x2="9.354cm" svg:y2="7.879cm" draw:start-shape="id5" draw:start-glue-point="5" draw:end-shape="id6" draw:end-glue-point="3" svg:d="M3189 8514l6165-635"><text:p/></draw:connector><draw:connector draw:style-name="gr15" draw:text-style-name="P53" draw:type="line" svg:x1="3.189cm" svg:y1="8.851cm" svg:x2="9.901cm" svg:y2="9.548cm" draw:start-shape="id5" draw:start-glue-point="9" draw:end-shape="id7" draw:end-glue-point="3" svg:d="M3189 8851l6712 697"><text:p/></draw:connector><draw:connector draw:style-name="gr16" draw:text-style-name="P53" draw:type="line" svg:x1="3.189cm" svg:y1="9.142cm" svg:x2="7.784cm" svg:y2="11.07cm" draw:start-shape="id5" draw:start-glue-point="18" draw:end-shape="id8" draw:end-glue-point="3" svg:d="M3189 9142l4595 1928"><text:p/></draw:connector><draw:connector draw:style-name="gr17" draw:text-style-name="P53" draw:type="line" svg:x1="3.189cm" svg:y1="9.399cm" svg:x2="5.147cm" svg:y2="12.249cm" draw:start-shape="id5" draw:start-glue-point="12" draw:end-shape="id9" draw:end-glue-point="3" svg:d="M3189 9399l1958 2850"><text:p/></draw:connector><draw:ellipse draw:style-name="gr18" draw:text-style-name="P55" xml:id="id6" draw:id="id6" svg:width="3.932cm" svg:height="1.223cm" svg:x="9.353cm" svg:y="7.269cm"><text:p text:style-name="P54"><text:span text:style-name="T27">Manage events</text:span></text:p></draw:ellipse><draw:ellipse draw:style-name="gr19" draw:text-style-name="P55" xml:id="id7" draw:id="id7" svg:width="4.155cm" svg:height="1.325cm" svg:x="9.9cm" svg:y="8.886cm"><text:p text:style-name="P54"><text:span text:style-name="T27">View notifications</text:span></text:p></draw:ellipse><draw:ellipse draw:style-name="gr20" draw:text-style-name="P55" xml:id="id8" draw:id="id8" svg:width="4.299cm" svg:height="1.243cm" svg:x="7.784cm" svg:y="10.449cm"><text:p text:style-name="P54"><text:span text:style-name="T27">Manage invitations</text:span></text:p></draw:ellipse><draw:ellipse draw:style-name="gr21" draw:text-style-name="P55" xml:id="id9" draw:id="id9" svg:width="3.768cm" svg:height="1.071cm" svg:x="5.147cm" svg:y="11.715cm"><text:p text:style-name="P54"><text:span text:style-name="T27">Browse calendar</text:span></text:p></draw:ellipse><draw:ellipse draw:style-name="gr22" draw:text-style-name="P55" xml:id="id12" draw:id="id12" svg:width="3.959cm" svg:height="1.176cm" svg:x="7.65cm" svg:y="5.782cm"><text:p text:style-name="P54"><text:span text:style-name="T27">Manage settings</text:span></text:p></draw:ellipse><draw:ellipse draw:style-name="gr23" draw:text-style-name="P55" xml:id="id11" draw:id="id11" svg:width="2.435cm" svg:height="1.022cm" svg:x="5.475cm" svg:y="4.976cm"><text:p text:style-name="P54"><text:span text:style-name="T27">Log out</text:span></text:p></draw:ellipse><draw:custom-shape draw:style-name="gr24" draw:text-style-name="P56"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25" draw:text-style-name="P57" svg:width="0.645cm" svg:height="0.521cm" svg:x="2.307cm" svg:y="7.876cm" svg:viewBox="0 0 646 522" svg:d="M323 0c182 0 323 113 323 261s-141 261-323 261c-183 0-323-113-323-261s140-261 323-261z"><text:p/></draw:path><draw:line draw:style-name="gr26" draw:text-style-name="P56" xml:id="id10" draw:id="id10" svg:x1="2.624cm" svg:y1="8.401cm" svg:x2="2.63cm" svg:y2="9.277cm"><text:p/></draw:line><draw:line draw:style-name="gr27" draw:text-style-name="P56" svg:x1="2.166cm" svg:y1="8.764cm" svg:x2="3.067cm" svg:y2="8.764cm"><text:p/></draw:line><draw:connector draw:style-name="gr28" draw:text-style-name="P56" draw:type="line" svg:x1="2.628cm" svg:y1="9.276cm" svg:x2="2.233cm" svg:y2="9.772cm" draw:start-shape="id10" draw:start-glue-point="2" svg:d="M2628 9276l-395 496"><text:p/></draw:connector><draw:connector draw:style-name="gr29" draw:text-style-name="P56" draw:type="line" svg:x1="2.628cm" svg:y1="9.276cm" svg:x2="3.025cm" svg:y2="9.77cm" svg:d="M2628 9276l397 494"><text:p/></draw:connector></draw:g><draw:frame draw:style-name="gr30" draw:text-style-name="P59" svg:width="1.329cm" svg:height="0.68cm" svg:x="1.935cm" svg:y="9.766cm"><draw:text-box><text:p text:style-name="P58"><text:span text:style-name="T28">User</text:span></text:p></draw:text-box></draw:frame><draw:connector draw:style-name="gr31" draw:text-style-name="P56" draw:type="line" svg:x1="5.474cm" svg:y1="5.485cm" svg:x2="3.185cm" svg:y2="7.944cm" draw:start-shape="id11" draw:start-glue-point="3" draw:end-shape="id5" draw:end-glue-point="4" svg:d="M5474 5485l-2289 2459"><text:p/></draw:connector><draw:connector draw:style-name="gr32" draw:text-style-name="P56" draw:type="line" svg:x1="7.649cm" svg:y1="6.369cm" svg:x2="3.185cm" svg:y2="8.209cm" draw:start-shape="id12" draw:start-glue-point="3" draw:end-shape="id5" draw:end-glue-point="15" svg:d="M7649 6369l-4464 1840"><text:p/></draw:connector></draw:g></text:p>
      <text:section text:style-name="Sect2" text:name="use case 1">
        <text:p text:style-name="P5"/>
        <text:p text:style-name="P32">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43">Name</text:p>
          </table:table-cell>
          <table:table-cell table:style-name="Table1.A1" office:value-type="string">
            <text:p text:style-name="P41"><text:s/><text:span text:style-name="T10">Registration</text:span></text:p>
          </table:table-cell>
        </table:table-row>
        <table:table-row>
          <table:table-cell table:style-name="Table1.A2" office:value-type="string">
            <text:p text:style-name="P43">Actors</text:p>
          </table:table-cell>
          <table:table-cell table:style-name="Table1.B2" office:value-type="string">
            <text:p text:style-name="P41">Guest</text:p>
          </table:table-cell>
        </table:table-row>
        <table:table-row table:style-name="Table1.3">
          <table:table-cell table:style-name="Table1.A2" office:value-type="string">
            <text:p text:style-name="P43">Entry conditions</text:p>
          </table:table-cell>
          <table:table-cell table:style-name="Table1.B2" office:value-type="string">
            <text:p text:style-name="P41">The guest has never registered to the system</text:p>
          </table:table-cell>
        </table:table-row>
        <table:table-row>
          <table:table-cell table:style-name="Table1.A2" office:value-type="string">
            <text:p text:style-name="P43">Event flow</text:p>
          </table:table-cell>
          <table:table-cell table:style-name="Table1.B2" office:value-type="string">
            <text:list xml:id="list7003975773894351127" text:style-name="L10">
              <text:list-item>
                <text:p text:style-name="P26">After navigating to the MeteoCal home page, the guest <text:s/>chooses the <text:span text:style-name="T23">Sign up</text:span> option</text:p>
              </text:list-item>
              <text:list-item>
                <text:p text:style-name="P26">The system serves the guest the sign-up page containing a form asking him to enter basic information, his desired username and password</text:p>
              </text:list-item>
              <text:list-item>
                <text:p text:style-name="P26">Upon form submission the system checks if the information entered is valid. i.e. the username entered is not already in use by an existing user and the password field is not blank</text:p>
              </text:list-item>
              <text:list-item>
                <text:p text:style-name="P26">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43">Exit conditions</text:p>
          </table:table-cell>
          <table:table-cell table:style-name="Table1.B2" office:value-type="string">
            <text:p text:style-name="P41">The information about the new user is correctly stored and his own calendar is associated with the user</text:p>
          </table:table-cell>
        </table:table-row>
        <table:table-row>
          <table:table-cell table:style-name="Table1.A2" office:value-type="string">
            <text:p text:style-name="P43">Exceptions</text:p>
          </table:table-cell>
          <table:table-cell table:style-name="Table1.B2" office:value-type="string">
            <text:p text:style-name="P41">If he information the user entered is not valid, an appropriate message is displayed explaining what went wrong and the guest is shown the same form to be filled again.</text:p>
          </table:table-cell>
        </table:table-row>
      </table:table>
      <text:p text:style-name="P13"/>
      <text:p text:style-name="P5"/>
      <text:p text:style-name="P5"/>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43">Name</text:p>
          </table:table-cell>
          <table:table-cell table:style-name="Table2.A1" office:value-type="string">
            <text:p text:style-name="P41"><text:s/><text:span text:style-name="T10">Log in</text:span></text:p>
          </table:table-cell>
        </table:table-row>
        <table:table-row>
          <table:table-cell table:style-name="Table2.A2" office:value-type="string">
            <text:p text:style-name="P43">Actors</text:p>
          </table:table-cell>
          <table:table-cell table:style-name="Table2.B2" office:value-type="string">
            <text:p text:style-name="P41">Guest</text:p>
          </table:table-cell>
        </table:table-row>
        <table:table-row table:style-name="Table2.3">
          <table:table-cell table:style-name="Table2.A2" office:value-type="string">
            <text:p text:style-name="P43">Entry conditions</text:p>
          </table:table-cell>
          <table:table-cell table:style-name="Table2.B2" office:value-type="string">
            <text:p text:style-name="P41">The guest has already registered in the system and knows his username and password</text:p>
          </table:table-cell>
        </table:table-row>
        <table:table-row>
          <table:table-cell table:style-name="Table2.A2" office:value-type="string">
            <text:p text:style-name="P43">Event flow</text:p>
          </table:table-cell>
          <table:table-cell table:style-name="Table2.B2" office:value-type="string">
            <text:list xml:id="list35524530" text:continue-numbering="true" text:style-name="L10">
              <text:list-item>
                <text:p text:style-name="P26">After navigating to the MeteoCal home page, the guest <text:s/>chooses the <text:span text:style-name="T23">Log in</text:span> option</text:p>
              </text:list-item>
              <text:list-item>
                <text:p text:style-name="P26">The system requests the guest to enter his username and password </text:p>
              </text:list-item>
              <text:list-item>
                <text:p text:style-name="P26">Upon form submission the system checks if the username and the password match an existing user </text:p>
              </text:list-item>
              <text:list-item>
                <text:p text:style-name="P26">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43">Exit conditions</text:p>
          </table:table-cell>
          <table:table-cell table:style-name="Table2.B2" office:value-type="string">
            <text:p text:style-name="P41">The user is granted access to <text:s/>all of the MeteoCal's functionalities <text:s text:c="2"/></text:p>
          </table:table-cell>
        </table:table-row>
        <table:table-row>
          <table:table-cell table:style-name="Table2.A2" office:value-type="string">
            <text:p text:style-name="P43">Exceptions</text:p>
          </table:table-cell>
          <table:table-cell table:style-name="Table2.B2" office:value-type="string">
            <text:p text:style-name="P41">If he information the user entered is not valid, an appropriate message is displayed and the guest is asked to enter his username and password again</text:p>
          </table:table-cell>
        </table:table-row>
      </table:table>
      <text:p text:style-name="P36"/>
      <text:p text:style-name="P36"/>
      <text:p text:style-name="P36"/>
      <text:p text:style-name="P36"/>
      <text:p text:style-name="P36"/>
      <text:p text:style-name="P36"/>
      <text:p text:style-name="P36"/>
      <text:p text:style-name="P36"/>
      <text:p text:style-name="P36"/>
      <text:h text:style-name="P44" text:outline-level="3"><text:soft-page-break/>5.1.2 Managing events</text:h>
      <text:p text:style-name="P31"/>
      <text:section text:style-name="Sect2" text:name="Section1">
        <text:p text:style-name="P33"><draw:g text:anchor-type="paragraph" draw:z-index="1" draw:style-name="gr33"><draw:connector draw:style-name="gr34" draw:text-style-name="P55" draw:type="line" svg:x1="10.036cm" svg:y1="0.699cm" svg:x2="14.496cm" svg:y2="1.101cm" draw:start-shape="id13" draw:start-glue-point="1" draw:end-shape="id14" draw:end-glue-point="3" svg:d="M10036 699l4460 402"><svg:title>skks</svg:title><text:p text:style-name="P54"><text:span text:style-name="T29">&lt;&lt;include&gt;&gt;</text:span></text:p></draw:connector><draw:ellipse draw:style-name="gr35" draw:text-style-name="P60" xml:id="id13" draw:id="id13" svg:width="3.601cm" svg:height="1.4cm" svg:x="6.436cm" svg:y="0cm"><text:p text:style-name="P54"><text:span text:style-name="T27">Create event</text:span></text:p></draw:ellipse><draw:ellipse draw:style-name="gr36" draw:text-style-name="P60" xml:id="id16" draw:id="id16" svg:width="3.601cm" svg:height="1.401cm" svg:x="7.689cm" svg:y="1.864cm"><text:p text:style-name="P54"><text:span text:style-name="T27">Update event</text:span></text:p></draw:ellipse><draw:ellipse draw:style-name="gr37" draw:text-style-name="P60" xml:id="id17" draw:id="id17" svg:width="3.601cm" svg:height="1.4cm" svg:x="6.323cm" svg:y="3.78cm"><text:p text:style-name="P54"><text:span text:style-name="T27">Delete event</text:span></text:p></draw:ellipse><draw:ellipse draw:style-name="gr38" draw:text-style-name="P60" xml:id="id14" draw:id="id14" svg:width="3.601cm" svg:height="1.401cm" svg:x="14.496cm" svg:y="0.4cm"><text:p text:style-name="P54"><text:span text:style-name="T27">Invite users</text:span></text:p></draw:ellipse><draw:connector draw:style-name="gr39" draw:text-style-name="P56" draw:type="line" svg:x1="4.154cm" svg:y1="1.642cm" svg:x2="6.436cm" svg:y2="0.699cm" draw:start-shape="id15" draw:start-glue-point="15" draw:end-shape="id13" draw:end-glue-point="3" svg:d="M4154 1642l2282-943"><text:p/></draw:connector><draw:connector draw:style-name="gr40" draw:text-style-name="P56" draw:type="line" svg:x1="4.159cm" svg:y1="2.413cm" svg:x2="7.689cm" svg:y2="2.565cm" draw:start-shape="id15" draw:start-glue-point="10" draw:end-shape="id16" svg:d="M4159 2413l3530 152"><text:p/></draw:connector><draw:connector draw:style-name="gr41" draw:text-style-name="P56" draw:type="line" svg:x1="4.159cm" svg:y1="2.979cm" svg:x2="6.323cm" svg:y2="4.479cm" draw:start-shape="id15" draw:start-glue-point="13" draw:end-shape="id17" draw:end-glue-point="3" svg:d="M4159 2979l2164 1500"><text:p/></draw:connector><draw:connector draw:style-name="gr42" draw:text-style-name="P55" draw:type="line" svg:x1="14.496cm" svg:y1="1.101cm" svg:x2="11.289cm" svg:y2="2.565cm" draw:start-shape="id14" draw:start-glue-point="3" draw:end-shape="id16" draw:end-glue-point="1" svg:d="M14496 1101l-3207 1464"><svg:title>skks</svg:title><text:p/></draw:connector><draw:frame draw:style-name="gr43" draw:text-style-name="P61" svg:width="2.601cm" svg:height="0.699cm" draw:transform="rotate (0.459719724975219) translate (11.7826666666667cm 2.42534722222222cm)"><draw:text-box><text:p text:style-name="P58"><text:span text:style-name="T29">&lt;&lt;extend&gt;&gt;</text:span></text:p></draw:text-box></draw:frame><draw:custom-shape draw:style-name="gr44" draw:text-style-name="P56"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5" draw:text-style-name="P57" svg:width="0.645cm" svg:height="0.521cm" svg:x="3.277cm" svg:y="1.31cm" svg:viewBox="0 0 646 522" svg:d="M323 0c182 0 323 113 323 261s-141 261-323 261c-183 0-323-113-323-261s140-261 323-261z"><text:p/></draw:path><draw:line draw:style-name="gr46" draw:text-style-name="P56" xml:id="id18" draw:id="id18" svg:x1="3.595cm" svg:y1="1.834cm" svg:x2="3.601cm" svg:y2="2.71cm"><text:p/></draw:line><draw:line draw:style-name="gr47" draw:text-style-name="P56" svg:x1="3.137cm" svg:y1="2.198cm" svg:x2="4.038cm" svg:y2="2.198cm"><text:p/></draw:line><draw:connector draw:style-name="gr48" draw:text-style-name="P56" draw:type="line" svg:x1="3.598cm" svg:y1="2.711cm" svg:x2="3.203cm" svg:y2="3.207cm" draw:start-shape="id18" draw:start-glue-point="2" svg:d="M3598 2711l-395 496"><text:p/></draw:connector><draw:connector draw:style-name="gr49" draw:text-style-name="P56" draw:type="line" svg:x1="3.598cm" svg:y1="2.711cm" svg:x2="3.993cm" svg:y2="3.203cm" svg:d="M3598 2711l395 492"><text:p/></draw:connector></draw:g><draw:frame draw:style-name="gr50" draw:text-style-name="P59" svg:width="1.329cm" svg:height="0.68cm" svg:x="2.905cm" svg:y="3.2cm"><draw:text-box><text:p text:style-name="P58"><text:span text:style-name="T28">User</text:span></text:p></draw:text-box></draw:frame></draw:g>Figure 5.2</text:p>
      </text:section>
      <text:p text:style-name="P5"/>
      <table:table table:name="Table3" table:style-name="Table3">
        <table:table-column table:style-name="Table3.A"/>
        <table:table-column table:style-name="Table3.B"/>
        <table:table-row table:style-name="Table3.1">
          <table:table-cell table:style-name="Table3.A1" office:value-type="string">
            <text:p text:style-name="P43">Name</text:p>
          </table:table-cell>
          <table:table-cell table:style-name="Table3.A1" office:value-type="string">
            <text:p text:style-name="P42">Create event</text:p>
          </table:table-cell>
        </table:table-row>
        <table:table-row>
          <table:table-cell table:style-name="Table3.A2" office:value-type="string">
            <text:p text:style-name="P43">Actors</text:p>
          </table:table-cell>
          <table:table-cell table:style-name="Table3.B2" office:value-type="string">
            <text:p text:style-name="P41">User</text:p>
          </table:table-cell>
        </table:table-row>
        <table:table-row table:style-name="Table3.3">
          <table:table-cell table:style-name="Table3.A2" office:value-type="string">
            <text:p text:style-name="P43">Entry conditions</text:p>
          </table:table-cell>
          <table:table-cell table:style-name="Table3.B2" office:value-type="string">
            <text:p text:style-name="P41">The user is logged in</text:p>
          </table:table-cell>
        </table:table-row>
        <table:table-row>
          <table:table-cell table:style-name="Table3.A2" office:value-type="string">
            <text:p text:style-name="P43">Event flow</text:p>
          </table:table-cell>
          <table:table-cell table:style-name="Table3.B2" office:value-type="string">
            <text:list xml:id="list35551316" text:continue-numbering="true" text:style-name="L10">
              <text:list-item>
                <text:p text:style-name="P26">User chooses the <text:span text:style-name="T24">Create event</text:span> option</text:p>
              </text:list-item>
              <text:list-item>
                <text:p text:style-name="P26">User is redirected to a page where he is asked to provide the following information:</text:p>
                <text:list>
                  <text:list-item>
                    <text:p text:style-name="P26">start/end time</text:p>
                  </text:list-item>
                  <text:list-item>
                    <text:p text:style-name="P26">location</text:p>
                  </text:list-item>
                  <text:list-item>
                    <text:p text:style-name="P26">specify if the event is indoors or outdoors</text:p>
                  </text:list-item>
                  <text:list-item>
                    <text:p text:style-name="P26">specify other users, if any, to invite (optional)</text:p>
                  </text:list-item>
                </text:list>
              </text:list-item>
              <text:list-item>
                <text:p text:style-name="P26">User submits the filled out form </text:p>
              </text:list-item>
            </text:list>
          </table:table-cell>
        </table:table-row>
        <table:table-row>
          <table:table-cell table:style-name="Table3.A2" office:value-type="string">
            <text:p text:style-name="P43">Exit conditions</text:p>
          </table:table-cell>
          <table:table-cell table:style-name="Table3.B2" office:value-type="string">
            <text:p text:style-name="P41">The new event is created, enriched with a weather forecast, if available, and it's shown in the user's calendar. <text:s/>Invitations are send to all invite users, if any</text:p>
            <text:p text:style-name="P41"/>
          </table:table-cell>
        </table:table-row>
        <text:soft-page-break/>
        <table:table-row>
          <table:table-cell table:style-name="Table3.A2" office:value-type="string">
            <text:p text:style-name="P43">Exceptions</text:p>
          </table:table-cell>
          <table:table-cell table:style-name="Table3.B2" office:value-type="string">
            <text:p text:style-name="P41">If the user submits the form with at least one non-optional field empty, an appropriate message will be displayed and the user will <text:s/>be asked to fill out the the missing information</text:p>
          </table:table-cell>
        </table:table-row>
      </table:table>
      <text:p text:style-name="P16"/>
      <text:p text:style-name="P16"/>
      <table:table table:name="Table4" table:style-name="Table4">
        <table:table-column table:style-name="Table4.A"/>
        <table:table-column table:style-name="Table4.B"/>
        <table:table-row table:style-name="Table4.1">
          <table:table-cell table:style-name="Table4.A1" office:value-type="string">
            <text:p text:style-name="P43">Name</text:p>
          </table:table-cell>
          <table:table-cell table:style-name="Table4.A1" office:value-type="string">
            <text:p text:style-name="P42">Update event</text:p>
          </table:table-cell>
        </table:table-row>
        <table:table-row>
          <table:table-cell table:style-name="Table4.A2" office:value-type="string">
            <text:p text:style-name="P43">Actors</text:p>
          </table:table-cell>
          <table:table-cell table:style-name="Table4.B2" office:value-type="string">
            <text:p text:style-name="P41">User</text:p>
          </table:table-cell>
        </table:table-row>
        <table:table-row table:style-name="Table4.3">
          <table:table-cell table:style-name="Table4.A2" office:value-type="string">
            <text:p text:style-name="P43">Entry conditions</text:p>
          </table:table-cell>
          <table:table-cell table:style-name="Table4.B2" office:value-type="string">
            <text:p text:style-name="P41">The user is logged in and is the organizer of the event in question</text:p>
          </table:table-cell>
        </table:table-row>
        <table:table-row>
          <table:table-cell table:style-name="Table4.A2" office:value-type="string">
            <text:p text:style-name="P43">Event flow</text:p>
          </table:table-cell>
          <table:table-cell table:style-name="Table4.B2" office:value-type="string">
            <text:list xml:id="list35531332" text:continue-numbering="true" text:style-name="L10">
              <text:list-item>
                <text:p text:style-name="P26">User <text:s/>selects the event and chooses the <text:span text:style-name="T24">Update event</text:span> option</text:p>
              </text:list-item>
              <text:list-item>
                <text:p text:style-name="P26">User is redirected to a page where he is will e able to modify the following information:</text:p>
                <text:list>
                  <text:list-item>
                    <text:p text:style-name="P26">start/end time</text:p>
                  </text:list-item>
                  <text:list-item>
                    <text:p text:style-name="P26">location</text:p>
                  </text:list-item>
                  <text:list-item>
                    <text:p text:style-name="P26">specify if the event is indoors or outdoors</text:p>
                  </text:list-item>
                  <text:list-item>
                    <text:p text:style-name="P26">specify other users, if any, to invite (optional)</text:p>
                  </text:list-item>
                </text:list>
              </text:list-item>
              <text:list-item>
                <text:p text:style-name="P26">User submits the filled out form </text:p>
              </text:list-item>
            </text:list>
          </table:table-cell>
        </table:table-row>
        <table:table-row>
          <table:table-cell table:style-name="Table4.A2" office:value-type="string">
            <text:p text:style-name="P43">Exit conditions</text:p>
          </table:table-cell>
          <table:table-cell table:style-name="Table4.B2" office:value-type="string">
            <text:p text:style-name="P41">The event is modified, and invitations are send to all newly invited users, if any</text:p>
          </table:table-cell>
        </table:table-row>
        <table:table-row>
          <table:table-cell table:style-name="Table4.A2" office:value-type="string">
            <text:p text:style-name="P43">Exceptions</text:p>
          </table:table-cell>
          <table:table-cell table:style-name="Table4.B2" office:value-type="string">
            <text:p text:style-name="P41">If the user submits the form with at least one non-optional field empty, an appropriate message will be displayed and the user will <text:s/>be asked to fill out the the missing information</text:p>
          </table:table-cell>
        </table:table-row>
      </table:table>
      <text:p text:style-name="P36"><text:soft-page-break/></text:p>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A1" office:value-type="string">
            <text:p text:style-name="P42">Delete event</text:p>
          </table:table-cell>
        </table:table-row>
        <table:table-row>
          <table:table-cell table:style-name="Table5.A2" office:value-type="string">
            <text:p text:style-name="P43">Actors</text:p>
          </table:table-cell>
          <table:table-cell table:style-name="Table5.B2" office:value-type="string">
            <text:p text:style-name="P41">User</text:p>
          </table:table-cell>
        </table:table-row>
        <table:table-row table:style-name="Table5.3">
          <table:table-cell table:style-name="Table5.A2" office:value-type="string">
            <text:p text:style-name="P43">Entry conditions</text:p>
          </table:table-cell>
          <table:table-cell table:style-name="Table5.B2" office:value-type="string">
            <text:p text:style-name="P41">The user is logged in and is either the organizer or a participant of the event in question</text:p>
          </table:table-cell>
        </table:table-row>
        <table:table-row>
          <table:table-cell table:style-name="Table5.A2" office:value-type="string">
            <text:p text:style-name="P43">Event flow</text:p>
          </table:table-cell>
          <table:table-cell table:style-name="Table5.B2" office:value-type="string">
            <text:list xml:id="list35534520" text:continue-numbering="true" text:style-name="L10">
              <text:list-item>
                <text:p text:style-name="P26">User <text:s/>selects the event and chooses the <text:span text:style-name="T24">Delete event</text:span> option</text:p>
              </text:list-item>
              <text:list-item>
                <text:p text:style-name="P26">Two cases are possible:</text:p>
              </text:list-item>
            </text:list>
            <text:list xml:id="list1026583062587970361" text:style-name="L11">
              <text:list-item>
                <text:list>
                  <text:list-item>
                    <text:p text:style-name="P27">If the user is the organizer, the event is removed from his calendar and from the calendar of all of it's participants</text:p>
                  </text:list-item>
                  <text:list-item>
                    <text:p text:style-name="P27">If the user is a participant, the event is deleted only from his calendar</text:p>
                  </text:list-item>
                </text:list>
              </text:list-item>
            </text:list>
          </table:table-cell>
        </table:table-row>
        <table:table-row>
          <table:table-cell table:style-name="Table5.A2" office:value-type="string">
            <text:p text:style-name="P43">Exit conditions</text:p>
          </table:table-cell>
          <table:table-cell table:style-name="Table5.B2" office:value-type="string">
            <text:p text:style-name="P41">The event is deleted and it is removed from the users calendar</text:p>
          </table:table-cell>
        </table:table-row>
      </table:table>
      <text:p text:style-name="P36"/>
      <text:p text:style-name="P5"/>
      <text:p text:style-name="P5"/>
      <text:p text:style-name="P5"/>
      <text:p text:style-name="P5"/>
      <text:p text:style-name="P5"/>
      <text:p text:style-name="P5"/>
      <text:p text:style-name="P5"/>
      <text:p text:style-name="P5"/>
      <text:h text:style-name="P44" text:outline-level="3"><draw:g text:anchor-type="paragraph" draw:z-index="2" draw:style-name="gr1"><draw:ellipse draw:style-name="gr51" draw:text-style-name="P60" xml:id="id21" draw:id="id21" svg:width="3.712cm" svg:height="1.444cm" svg:x="11.91cm" svg:y="0.887cm"><text:p text:style-name="P54"><text:span text:style-name="T27">Accept invitation</text:span></text:p></draw:ellipse><draw:ellipse draw:style-name="gr52" draw:text-style-name="P60" svg:width="3.712cm" svg:height="1.445cm" svg:x="11.91cm" svg:y="3.773cm"><text:p text:style-name="P54"><text:span text:style-name="T27">Reject invitation</text:span></text:p></draw:ellipse><draw:connector draw:style-name="gr53" draw:text-style-name="P56" draw:type="line" svg:x1="2.113cm" svg:y1="3.179cm" svg:x2="5.106cm" svg:y2="3.155cm" draw:start-shape="id19" draw:start-glue-point="10" draw:end-shape="id20" draw:end-glue-point="3" svg:d="M2113 3179l2993-24"><text:p/></draw:connector><draw:ellipse draw:style-name="gr54" draw:text-style-name="P60" xml:id="id20" draw:id="id20" svg:width="3.712cm" svg:height="1.444cm" svg:x="5.106cm" svg:y="2.434cm"><text:p text:style-name="P54"><text:span text:style-name="T27">View invitations</text:span></text:p></draw:ellipse><draw:connector draw:style-name="gr55" draw:text-style-name="P56" draw:type="line" svg:x1="8.817cm" svg:y1="3.155cm" svg:x2="11.909cm" svg:y2="1.608cm" draw:start-shape="id20" draw:start-glue-point="1" draw:end-shape="id21" svg:d="M8817 3155l3092-1547"><text:p/></draw:connector><draw:line draw:style-name="gr56" draw:text-style-name="P56" svg:x1="8.816cm" svg:y1="3.258cm" svg:x2="12.011cm" svg:y2="4.392cm"><text:p/></draw:line><draw:frame draw:style-name="gr57" draw:text-style-name="P62" svg:width="2.726cm" svg:height="0.72cm" draw:transform="rotate (0.471762496813978) translate (8.86254166666667cm 2.47197222222222cm)"><draw:text-box><text:p text:style-name="P58"><text:span text:style-name="T29">&lt;&lt;include&gt;&gt;</text:span></text:p></draw:text-box></draw:frame><draw:frame draw:style-name="gr58" draw:text-style-name="P62" svg:width="2.726cm" svg:height="0.72cm" draw:transform="rotate (-0.365995544144329) translate (8.873125cm 3.20498611111111cm)"><draw:text-box><text:p text:style-name="P58"><text:span text:style-name="T29">&lt;&lt;include&gt;&gt;</text:span></text:p></draw:text-box></draw:frame><draw:custom-shape draw:style-name="gr59" draw:text-style-name="P56"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60" draw:text-style-name="P57" svg:width="0.665cm" svg:height="0.537cm" svg:x="1.204cm" svg:y="2.042cm" svg:viewBox="0 0 666 538" svg:d="M333 0c188 0 333 116 333 269s-145 269-333 269c-189 0-333-116-333-269s144-269 333-269z"><text:p/></draw:path><draw:line draw:style-name="gr61" draw:text-style-name="P56" xml:id="id22" draw:id="id22" svg:x1="1.531cm" svg:y1="2.582cm" svg:x2="1.537cm" svg:y2="3.485cm"><text:p/></draw:line><draw:line draw:style-name="gr62" draw:text-style-name="P56" svg:x1="1.059cm" svg:y1="2.957cm" svg:x2="1.988cm" svg:y2="2.957cm"><text:p/></draw:line><draw:connector draw:style-name="gr63" draw:text-style-name="P56" draw:type="line" svg:x1="1.535cm" svg:y1="3.485cm" svg:x2="1.127cm" svg:y2="3.995cm" draw:start-shape="id22" draw:start-glue-point="2" svg:d="M1535 3485l-408 510"><text:p/></draw:connector><draw:connector draw:style-name="gr64" draw:text-style-name="P56" draw:type="line" svg:x1="1.534cm" svg:y1="3.483cm" svg:x2="1.941cm" svg:y2="3.992cm" svg:d="M1534 3483l407 509"><text:p/></draw:connector></draw:g><draw:frame draw:style-name="gr65" draw:text-style-name="P64" svg:width="1.361cm" svg:height="1.14cm" svg:x="0.82cm" svg:y="3.99cm"><draw:text-box><text:p text:style-name="P63"><text:span text:style-name="T28">User</text:span></text:p></draw:text-box></draw:frame></draw:g><text:soft-page-break/>5.1.2 Managing invitations</text:h>
      <text:section text:style-name="Sect2" text:name="Section2">
        <text:p text:style-name="P33">Figure 5.3</text:p>
        <text:p text:style-name="P33"/>
      </text:section>
      <text:p text:style-name="P5"/>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A1" office:value-type="string">
            <text:p text:style-name="P42">Accept event invitation</text:p>
          </table:table-cell>
        </table:table-row>
        <table:table-row>
          <table:table-cell table:style-name="Table6.A2" office:value-type="string">
            <text:p text:style-name="P43">Actors</text:p>
          </table:table-cell>
          <table:table-cell table:style-name="Table6.B2" office:value-type="string">
            <text:p text:style-name="P41">User</text:p>
          </table:table-cell>
        </table:table-row>
        <table:table-row table:style-name="Table6.3">
          <table:table-cell table:style-name="Table6.A2" office:value-type="string">
            <text:p text:style-name="P43">Entry conditions</text:p>
          </table:table-cell>
          <table:table-cell table:style-name="Table6.B2" office:value-type="string">
            <text:p text:style-name="P41">The user is logged in and has received an invitation from another user</text:p>
          </table:table-cell>
        </table:table-row>
        <table:table-row>
          <table:table-cell table:style-name="Table6.A2" office:value-type="string">
            <text:p text:style-name="P43">Event flow</text:p>
          </table:table-cell>
          <table:table-cell table:style-name="Table6.B2" office:value-type="string">
            <text:list xml:id="list35535448" text:continue-list="list35534520" text:style-name="L10">
              <text:list-item>
                <text:p text:style-name="P26">User selects the invitation after which he is presented with two choices, either to accept or decline</text:p>
              </text:list-item>
              <text:list-item>
                <text:p text:style-name="P26">User accepts the invitation</text:p>
              </text:list-item>
            </text:list>
          </table:table-cell>
        </table:table-row>
        <table:table-row>
          <table:table-cell table:style-name="Table6.A2" office:value-type="string">
            <text:p text:style-name="P43">Exit conditions</text:p>
          </table:table-cell>
          <table:table-cell table:style-name="Table6.B2" office:value-type="string">
            <text:p text:style-name="P41">The notification is removed, and the event is added to the user's calendar</text:p>
          </table:table-cell>
        </table:table-row>
      </table:table>
      <text:p text:style-name="P13"/>
      <text:p text:style-name="P13"/>
      <text:p text:style-name="P13"/>
      <text:p text:style-name="P13"/>
      <text:p text:style-name="P13"/>
      <text:p text:style-name="P13"/>
      <table:table table:name="Table7" table:style-name="Table7">
        <table:table-column table:style-name="Table7.A"/>
        <table:table-column table:style-name="Table7.B"/>
        <text:soft-page-break/>
        <table:table-row table:style-name="Table7.1">
          <table:table-cell table:style-name="Table7.A1" office:value-type="string">
            <text:p text:style-name="P43">Name</text:p>
          </table:table-cell>
          <table:table-cell table:style-name="Table7.A1" office:value-type="string">
            <text:p text:style-name="P42">Decline event invitation</text:p>
          </table:table-cell>
        </table:table-row>
        <table:table-row>
          <table:table-cell table:style-name="Table7.A2" office:value-type="string">
            <text:p text:style-name="P43">Actors</text:p>
          </table:table-cell>
          <table:table-cell table:style-name="Table7.B2" office:value-type="string">
            <text:p text:style-name="P41">User</text:p>
          </table:table-cell>
        </table:table-row>
        <table:table-row table:style-name="Table7.3">
          <table:table-cell table:style-name="Table7.A2" office:value-type="string">
            <text:p text:style-name="P43">Entry conditions</text:p>
          </table:table-cell>
          <table:table-cell table:style-name="Table7.B2" office:value-type="string">
            <text:p text:style-name="P41">The user is logged in and has received an invitation from another user</text:p>
          </table:table-cell>
        </table:table-row>
        <table:table-row>
          <table:table-cell table:style-name="Table7.A2" office:value-type="string">
            <text:p text:style-name="P43">Event flow</text:p>
          </table:table-cell>
          <table:table-cell table:style-name="Table7.B2" office:value-type="string">
            <text:list xml:id="list35538351" text:continue-numbering="true" text:style-name="L10">
              <text:list-item>
                <text:p text:style-name="P26">User selects the invitation after which he is presented with two choices, either to accept or decline</text:p>
              </text:list-item>
              <text:list-item>
                <text:p text:style-name="P26">User declines the invitation</text:p>
              </text:list-item>
            </text:list>
          </table:table-cell>
        </table:table-row>
        <table:table-row>
          <table:table-cell table:style-name="Table7.A2" office:value-type="string">
            <text:p text:style-name="P43">Exit conditions</text:p>
          </table:table-cell>
          <table:table-cell table:style-name="Table7.B2" office:value-type="string">
            <text:p text:style-name="P41">The notification is removed</text:p>
          </table:table-cell>
        </table:table-row>
      </table:table>
      <text:p text:style-name="P36"/>
      <text:p text:style-name="P36"/>
      <text:p text:style-name="P36"/>
      <text:h text:style-name="P45" text:outline-level="3">5.1.3 Managing settings</text:h>
      <text:p text:style-name="P31"><draw:g text:anchor-type="paragraph" draw:z-index="3" draw:style-name="gr33"><draw:ellipse draw:style-name="gr66" draw:text-style-name="P60" xml:id="id25" draw:id="id25" svg:width="4.008cm" svg:height="1.438cm" svg:x="14.025cm" svg:y="0.87cm"><text:p text:style-name="P54"><text:span text:style-name="T27">Change email</text:span></text:p></draw:ellipse><draw:ellipse draw:style-name="gr67" draw:text-style-name="P60" svg:width="3.98cm" svg:height="1.44cm" svg:x="14.025cm" svg:y="3.747cm"><text:p text:style-name="P54"><text:span text:style-name="T27">Change password</text:span></text:p></draw:ellipse><draw:connector draw:style-name="gr68" draw:text-style-name="P56" draw:type="line" svg:x1="4.258cm" svg:y1="3.154cm" svg:x2="7.242cm" svg:y2="3.131cm" draw:start-shape="id23" draw:start-glue-point="10" draw:end-shape="id24" draw:end-glue-point="3" svg:d="M4258 3154l2984-23"><text:p/></draw:connector><draw:ellipse draw:style-name="gr69" draw:text-style-name="P60" xml:id="id24" draw:id="id24" svg:width="3.7cm" svg:height="1.44cm" svg:x="7.243cm" svg:y="2.412cm"><text:p text:style-name="P54"><text:span text:style-name="T27">View settings</text:span></text:p></draw:ellipse><draw:connector draw:style-name="gr70" draw:text-style-name="P56" draw:type="line" svg:x1="10.942cm" svg:y1="3.131cm" svg:x2="14.025cm" svg:y2="1.588cm" draw:start-shape="id24" draw:start-glue-point="1" draw:end-shape="id25" svg:d="M10942 3131l3083-1543"><text:p/></draw:connector><draw:line draw:style-name="gr71" draw:text-style-name="P56" svg:x1="10.942cm" svg:y1="3.234cm" svg:x2="14.127cm" svg:y2="4.364cm"><text:p/></draw:line><draw:frame draw:style-name="gr72" draw:text-style-name="P62" svg:width="2.717cm" svg:height="0.719cm" draw:transform="rotate (0.471762496813978) translate (10.9878333333333cm 2.45104166666667cm)"><draw:text-box><text:p text:style-name="P58"><text:span text:style-name="T29">&lt;&lt;include&gt;&gt;</text:span></text:p></draw:text-box></draw:frame><draw:frame draw:style-name="gr73" draw:text-style-name="P62" svg:width="2.719cm" svg:height="0.72cm" draw:transform="rotate (-0.366344609994728) translate (10.9984166666667cm 3.17852777777778cm)"><draw:text-box><text:p text:style-name="P58"><text:span text:style-name="T29">&lt;&lt;include&gt;&gt;</text:span></text:p></draw:text-box></draw:frame><draw:custom-shape draw:style-name="gr74" draw:text-style-name="P56" xml:id="id23" draw:id="id23" svg:width="1.179cm" svg:height="2.931cm" svg:x="3.08cm" svg:y="1.82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5" draw:text-style-name="P57" svg:width="0.663cm" svg:height="0.535cm" svg:x="3.351cm" svg:y="2.02cm" svg:viewBox="0 0 664 536" svg:d="M332 0c187 0 332 116 332 268s-145 268-332 268c-188 0-332-116-332-268s144-268 332-268z"><text:p/></draw:path><draw:line draw:style-name="gr76" draw:text-style-name="P56" xml:id="id26" draw:id="id26" svg:x1="3.678cm" svg:y1="2.558cm" svg:x2="3.684cm" svg:y2="3.458cm"><text:p/></draw:line><draw:line draw:style-name="gr77" draw:text-style-name="P56" svg:x1="3.208cm" svg:y1="2.934cm" svg:x2="4.134cm" svg:y2="2.934cm"><text:p/></draw:line><draw:connector draw:style-name="gr78" draw:text-style-name="P56" draw:type="line" svg:x1="3.68cm" svg:y1="3.459cm" svg:x2="3.276cm" svg:y2="3.967cm" draw:start-shape="id26" draw:start-glue-point="2" svg:d="M3680 3459l-404 508"><text:p/></draw:connector><draw:connector draw:style-name="gr79" draw:text-style-name="P56" draw:type="line" svg:x1="3.682cm" svg:y1="3.459cm" svg:x2="4.088cm" svg:y2="3.965cm" svg:d="M3682 3459l406 506"><text:p/></draw:connector></draw:g><draw:frame draw:style-name="gr80" draw:text-style-name="P64" svg:width="1.357cm" svg:height="1.137cm" svg:x="2.969cm" svg:y="3.962cm"><draw:text-box><text:p text:style-name="P58"><text:span text:style-name="T28">User</text:span></text:p></draw:text-box></draw:frame></draw:g></text:p>
      <text:section text:style-name="Sect2" text:name="Section3">
        <text:p text:style-name="P33">Figure 5.4</text:p>
      </text:section>
      <text:p text:style-name="P5"/>
      <table:table table:name="Table10" table:style-name="Table10">
        <table:table-column table:style-name="Table10.A"/>
        <table:table-column table:style-name="Table10.B"/>
        <table:table-row table:style-name="Table10.1">
          <table:table-cell table:style-name="Table10.A1" office:value-type="string">
            <text:p text:style-name="P43">Name</text:p>
          </table:table-cell>
          <table:table-cell table:style-name="Table10.A1" office:value-type="string">
            <text:p text:style-name="P42">Change email</text:p>
          </table:table-cell>
        </table:table-row>
        <table:table-row>
          <table:table-cell table:style-name="Table10.A2" office:value-type="string">
            <text:p text:style-name="P43">Actors</text:p>
          </table:table-cell>
          <table:table-cell table:style-name="Table10.B2" office:value-type="string">
            <text:p text:style-name="P41">User</text:p>
          </table:table-cell>
        </table:table-row>
        <table:table-row table:style-name="Table10.3">
          <table:table-cell table:style-name="Table10.A2" office:value-type="string">
            <text:p text:style-name="P43">Entry conditions</text:p>
          </table:table-cell>
          <table:table-cell table:style-name="Table10.B2" office:value-type="string">
            <text:p text:style-name="P41">The user is logged in</text:p>
          </table:table-cell>
        </table:table-row>
        <table:table-row>
          <table:table-cell table:style-name="Table10.A2" office:value-type="string">
            <text:p text:style-name="P43">Event flow</text:p>
          </table:table-cell>
          <table:table-cell table:style-name="Table10.B2" office:value-type="string">
            <text:list xml:id="list35548799" text:continue-numbering="true" text:style-name="L10">
              <text:list-item>
                <text:p text:style-name="P26">User chooses the <text:span text:style-name="T24">View settings </text:span>option</text:p>
              </text:list-item>
              <text:list-item>
                <text:p text:style-name="P26">User is redirected to a page where his username and email are shown along with two options</text:p>
                <text:list>
                  <text:list-item>
                    <text:p text:style-name="P26">Change email</text:p>
                  </text:list-item>
                  <text:list-item>
                    <text:p text:style-name="P26">Change password</text:p>
                  </text:list-item>
                </text:list>
              </text:list-item>
              <text:list-item>
                <text:p text:style-name="P26">User selects the <text:span text:style-name="T23">Change email</text:span> option, enters the new email, and submits the change</text:p>
              </text:list-item>
            </text:list>
          </table:table-cell>
        </table:table-row>
        <table:table-row>
          <table:table-cell table:style-name="Table10.A2" office:value-type="string">
            <text:p text:style-name="P43">Exit conditions</text:p>
          </table:table-cell>
          <table:table-cell table:style-name="Table10.B2" office:value-type="string">
            <text:p text:style-name="P41">The new email is correctly stored and the old one is deleted</text:p>
          </table:table-cell>
        </table:table-row>
        <table:table-row>
          <table:table-cell table:style-name="Table10.A2" office:value-type="string">
            <text:p text:style-name="P43">Exceptions</text:p>
          </table:table-cell>
          <table:table-cell table:style-name="Table10.B2" office:value-type="string">
            <text:p text:style-name="P41">If the user submits the form leaving the email field empty, an appropriate message will be displayed and the user will <text:s/>be asked to fill out the the missing information</text:p>
          </table:table-cell>
        </table:table-row>
      </table:table>
      <text:p text:style-name="P16"><text:soft-page-break/></text:p>
      <table:table table:name="Table8" table:style-name="Table8">
        <table:table-column table:style-name="Table8.A"/>
        <table:table-column table:style-name="Table8.B"/>
        <table:table-row table:style-name="Table8.1">
          <table:table-cell table:style-name="Table8.A1" office:value-type="string">
            <text:p text:style-name="P43">Name</text:p>
          </table:table-cell>
          <table:table-cell table:style-name="Table8.A1" office:value-type="string">
            <text:p text:style-name="P42">Change password</text:p>
          </table:table-cell>
        </table:table-row>
        <table:table-row>
          <table:table-cell table:style-name="Table8.A2" office:value-type="string">
            <text:p text:style-name="P43">Actors</text:p>
          </table:table-cell>
          <table:table-cell table:style-name="Table8.B2" office:value-type="string">
            <text:p text:style-name="P41">User</text:p>
          </table:table-cell>
        </table:table-row>
        <table:table-row table:style-name="Table8.3">
          <table:table-cell table:style-name="Table8.A2" office:value-type="string">
            <text:p text:style-name="P43">Entry conditions</text:p>
          </table:table-cell>
          <table:table-cell table:style-name="Table8.B2" office:value-type="string">
            <text:p text:style-name="P41">The user is logged in</text:p>
          </table:table-cell>
        </table:table-row>
        <table:table-row>
          <table:table-cell table:style-name="Table8.A2" office:value-type="string">
            <text:p text:style-name="P43">Event flow</text:p>
          </table:table-cell>
          <table:table-cell table:style-name="Table8.B2" office:value-type="string">
            <text:list xml:id="list35531828" text:continue-numbering="true" text:style-name="L10">
              <text:list-item>
                <text:p text:style-name="P26">User chooses the <text:span text:style-name="T24">View settings </text:span>option</text:p>
              </text:list-item>
              <text:list-item>
                <text:p text:style-name="P26">User is redirected to a page where his username and email are shown along with two options</text:p>
                <text:list>
                  <text:list-item>
                    <text:p text:style-name="P26">Change email</text:p>
                  </text:list-item>
                  <text:list-item>
                    <text:p text:style-name="P26">Change password</text:p>
                  </text:list-item>
                </text:list>
              </text:list-item>
              <text:list-item>
                <text:p text:style-name="P26">User selects the <text:span text:style-name="T23">Change password</text:span> option, enters the new password, and submits the change</text:p>
              </text:list-item>
            </text:list>
          </table:table-cell>
        </table:table-row>
        <table:table-row>
          <table:table-cell table:style-name="Table8.A2" office:value-type="string">
            <text:p text:style-name="P43">Exit conditions</text:p>
          </table:table-cell>
          <table:table-cell table:style-name="Table8.B2" office:value-type="string">
            <text:p text:style-name="P41">The new password is correctly stored and the old one is deleted</text:p>
          </table:table-cell>
        </table:table-row>
        <table:table-row>
          <table:table-cell table:style-name="Table8.A2" office:value-type="string">
            <text:p text:style-name="P43">Exceptions</text:p>
          </table:table-cell>
          <table:table-cell table:style-name="Table8.B2" office:value-type="string">
            <text:p text:style-name="P41">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9" text:outline-level="2">5.2 Class diagra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3</text:page-number></text:p>
      </style:footer>
    </style:master-page>
    <style:master-page style:name="First_20_Page" style:display-name="First Page" style:page-layout-name="Mpm2" style:next-style-name="Standard">
      <style:footer>
        <text:p text:style-name="MP1"><text:page-number text:select-page="current">22</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5T15:38:01.94</dc:date>
    <dc:creator>alojzije </dc:creator>
    <meta:editing-duration>P1DT12H53M50S</meta:editing-duration>
    <meta:editing-cycles>100</meta:editing-cycles>
    <meta:generator>OpenOffice/4.1.1$Win32 OpenOffice.org_project/411m6$Build-9775</meta:generator>
    <meta:document-statistic meta:table-count="9" meta:image-count="0" meta:object-count="0" meta:page-count="25" meta:paragraph-count="279" meta:word-count="2998" meta:character-count="17349"/>
  </office:meta>
</office:document-meta>
</file>